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name="N = 32000" draw:style-name="gr1" draw:text-style-name="P1" svg:width="159.97mm" svg:height="90.04mm" svg:x="0.83mm" svg:y="13.81mm">
            <loext:p draw:notify-on-update-of-ranges="Лист1.A1:Лист1.E1 Лист1.F2:Лист1.F2 Лист1.A2:Лист1.E2 Лист1.F3:Лист1.F3 Лист1.A3:Лист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Кол-во MPI процессов</text:p>
          </table:table-cell>
        </table:table-row>
        <table:table-row table:style-name="ro1">
          <table:table-cell office:value-type="float" office:value="113.789" calcext:value-type="float">
            <text:p>113,789</text:p>
          </table:table-cell>
          <table:table-cell office:value-type="float" office:value="62.67" calcext:value-type="float">
            <text:p>62,67</text:p>
          </table:table-cell>
          <table:table-cell office:value-type="float" office:value="48.8935" calcext:value-type="float">
            <text:p>48,8935</text:p>
          </table:table-cell>
          <table:table-cell office:value-type="float" office:value="22.1959" calcext:value-type="float">
            <text:p>22,1959</text:p>
          </table:table-cell>
          <table:table-cell office:value-type="float" office:value="14.8547" calcext:value-type="float">
            <text:p>14,8547</text:p>
          </table:table-cell>
          <table:table-cell office:value-type="string" calcext:value-type="string">
            <text:p>Версия 1</text:p>
          </table:table-cell>
        </table:table-row>
        <table:table-row table:style-name="ro1">
          <table:table-cell office:value-type="float" office:value="111.394" calcext:value-type="float">
            <text:p>111,394</text:p>
          </table:table-cell>
          <table:table-cell office:value-type="float" office:value="36.6511" calcext:value-type="float">
            <text:p>36,6511</text:p>
          </table:table-cell>
          <table:table-cell office:value-type="float" office:value="27.8261" calcext:value-type="float">
            <text:p>27,8261</text:p>
          </table:table-cell>
          <table:table-cell office:value-type="float" office:value="25.7081" calcext:value-type="float">
            <text:p>25,7081</text:p>
          </table:table-cell>
          <table:table-cell office:value-type="float" office:value="14.2809" calcext:value-type="float">
            <text:p>14,2809</text:p>
          </table:table-cell>
          <table:table-cell office:value-type="string" calcext:value-type="string">
            <text:p>Версия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14:22:42.89293274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3:39:36.393997171</meta:creation-date>
    <dc:date>2017-04-25T14:23:42.787340920</dc:date>
    <meta:editing-duration>PT4H42M22S</meta:editing-duration>
    <meta:editing-cycles>5</meta:editing-cycles>
    <meta:generator>LibreOffice/5.1.6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97cm" svg:y="0.316cm" chart:style-name="ch2">
          <text:p>N = 32000</text:p>
        </chart:title>
        <chart:legend chart:legend-position="end" svg:x="13.199cm" svg:y="3.954cm" style:legend-expansion="high" chart:style-name="ch3"/>
        <chart:plot-area chart:style-name="ch4" table:cell-range-address="Лист1.A1:Лист1.E3 Лист1.F2:Лист1.F3" chart:data-source-has-labels="both" svg:x="1.33cm" svg:y="1.275cm" svg:width="11.55cm" svg:height="6.569cm">
          <chartooo:coordinate-region svg:x="1.951cm" svg:y="1.474cm" svg:width="10.556cm" svg:height="5.723cm"/>
          <chart:axis chart:dimension="x" chart:name="primary-x" chart:style-name="ch5" chartooo:axis-type="auto">
            <chartooo:date-scale/>
            <chart:title svg:x="5.46cm" svg:y="8.024cm" chart:style-name="ch6">
              <text:p>кол-во MPI процессов</text:p>
            </chart:title>
            <chart:categories table:cell-range-address="Лист1.A1:Лист1.E1"/>
          </chart:axis>
          <chart:axis chart:dimension="y" chart:name="primary-y" chart:style-name="ch5">
            <chart:title svg:x="0.451cm" svg:y="5.463cm" chart:style-name="ch7">
              <text:p>время (сек)</text:p>
            </chart:title>
            <chart:grid chart:style-name="ch8" chart:class="major"/>
          </chart:axis>
          <chart:series chart:style-name="ch9" chart:values-cell-range-address="Лист1.A2:Лист1.E2" chart:label-cell-address="Лист1.F2:Лист1.F2" chart:class="chart:line">
            <chart:data-point chart:repeated="5"/>
          </chart:series>
          <chart:series chart:style-name="ch10" chart:values-cell-range-address="Лист1.A3:Лист1.E3" chart:label-cell-address="Лист1.F3:Лист1.F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Лист1.A1:Лист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  <draw:g>
                  <svg:desc>Лист1.F2:Лист1.F2</svg:desc>
                </draw:g>
              </table:table-cell>
              <table:table-cell office:value-type="float" office:value="113.789">
                <text:p>113.789</text:p>
                <draw:g>
                  <svg:desc>Лист1.A2:Лист1.E2</svg:desc>
                </draw:g>
              </table:table-cell>
              <table:table-cell office:value-type="float" office:value="62.67">
                <text:p>62.67</text:p>
              </table:table-cell>
              <table:table-cell office:value-type="float" office:value="48.8935">
                <text:p>48.8935</text:p>
              </table:table-cell>
              <table:table-cell office:value-type="float" office:value="22.1959">
                <text:p>22.1959</text:p>
              </table:table-cell>
              <table:table-cell office:value-type="float" office:value="14.8547">
                <text:p>14.8547</text:p>
              </table:table-cell>
            </table:table-row>
            <table:table-row>
              <table:table-cell office:value-type="string">
                <text:p>Версия 2</text:p>
                <draw:g>
                  <svg:desc>Лист1.F3:Лист1.F3</svg:desc>
                </draw:g>
              </table:table-cell>
              <table:table-cell office:value-type="float" office:value="111.394">
                <text:p>111.394</text:p>
                <draw:g>
                  <svg:desc>Лист1.A3:Лист1.E3</svg:desc>
                </draw:g>
              </table:table-cell>
              <table:table-cell office:value-type="float" office:value="36.6511">
                <text:p>36.6511</text:p>
              </table:table-cell>
              <table:table-cell office:value-type="float" office:value="27.8261">
                <text:p>27.8261</text:p>
              </table:table-cell>
              <table:table-cell office:value-type="float" office:value="25.7081">
                <text:p>25.7081</text:p>
              </table:table-cell>
              <table:table-cell office:value-type="float" office:value="14.2809">
                <text:p>14.2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